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7.331cm"/>
    </style:style>
    <style:style style:name="co6" style:family="table-column">
      <style:table-column-properties fo:break-before="auto" style:column-width="11.99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Busboard v 2</text:p>
          </table:table-cell>
          <table:table-cell table:number-columns-repeated="5"/>
        </table:table-row>
        <table:table-row table:style-name="ro1">
          <table:table-cell office:value-type="string">
            <text:p>Collated Components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1, C3, C7</text:p>
          </table:table-cell>
          <table:table-cell office:value-type="string">
            <text:p>100nF</text:p>
          </table:table-cell>
          <table:table-cell office:value-type="string">
            <text:p>Device:C</text:p>
          </table:table-cell>
          <table:table-cell office:value-type="string">
            <text:p>Capacitor_THT:C_Disc_D5.0mm_W2.5mm_P5.00m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10uF/25V</text:p>
          </table:table-cell>
          <table:table-cell office:value-type="string">
            <text:p>Device:CP</text:p>
          </table:table-cell>
          <table:table-cell office:value-type="string">
            <text:p>Capacitor_THT:CP_Radial_D5.0mm_P2.00mm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C4, C5, C6</text:p>
          </table:table-cell>
          <table:table-cell office:value-type="string">
            <text:p>22uF/25V</text:p>
          </table:table-cell>
          <table:table-cell office:value-type="string">
            <text:p>Device:CP</text:p>
          </table:table-cell>
          <table:table-cell office:value-type="string">
            <text:p>Capacitor_THT:CP_Radial_D5.0mm_P2.00m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1N4006</text:p>
          </table:table-cell>
          <table:table-cell office:value-type="string">
            <text:p>Diode:1N4006</text:p>
          </table:table-cell>
          <table:table-cell office:value-type="string">
            <text:p>Diode_THT:D_DO-41_SOD81_P10.16mm_Horizont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RED LED</text:p>
          </table:table-cell>
          <table:table-cell office:value-type="string">
            <text:p>Device:LED</text:p>
          </table:table-cell>
          <table:table-cell office:value-type="string">
            <text:p>LED_THT:LED_D3.0mm_Clea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GREEN LED</text:p>
          </table:table-cell>
          <table:table-cell office:value-type="string">
            <text:p>Device:LED</text:p>
          </table:table-cell>
          <table:table-cell office:value-type="string">
            <text:p>LED_THT:LED_D3.0mm_Clea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YELLOW LED</text:p>
          </table:table-cell>
          <table:table-cell office:value-type="string">
            <text:p>Device:LED</text:p>
          </table:table-cell>
          <table:table-cell office:value-type="string">
            <text:p>LED_THT:LED_D3.0mm_Clea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J1, J2, J3, J4, J5, J6, J7, J8, J9, J10</text:p>
          </table:table-cell>
          <table:table-cell office:value-type="string">
            <text:p>Conn_02x08_Odd_Even</text:p>
          </table:table-cell>
          <table:table-cell office:value-type="string">
            <text:p>Connector_Generic:Conn_02x08_Odd_Even</text:p>
          </table:table-cell>
          <table:table-cell office:value-type="string">
            <text:p>Connector_IDC:IDC-Header_2x08_P2.54mm_Vertic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J12, J14</text:p>
          </table:table-cell>
          <table:table-cell office:value-type="string">
            <text:p>Conn_01x02_Female</text:p>
          </table:table-cell>
          <table:table-cell office:value-type="string">
            <text:p>Connector:Conn_01x02_Female</text:p>
          </table:table-cell>
          <table:table-cell office:value-type="string">
            <text:p>Connector_PinHeader_2.54mm:PinHeader_1x02_P2.54mm_Vertica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J15, J17</text:p>
          </table:table-cell>
          <table:table-cell office:value-type="string">
            <text:p>Screw_Terminal_01x04</text:p>
          </table:table-cell>
          <table:table-cell office:value-type="string">
            <text:p>Connector:Screw_Terminal_01x04</text:p>
          </table:table-cell>
          <table:table-cell office:value-type="string">
            <text:p>TerminalBlock:TerminalBlock_Altech_AK300-4_P5.00mm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J16</text:p>
          </table:table-cell>
          <table:table-cell office:value-type="string">
            <text:p>Conn_02x02_Odd_Even</text:p>
          </table:table-cell>
          <table:table-cell office:value-type="string">
            <text:p>Connector_Generic:Conn_02x02_Odd_Even</text:p>
          </table:table-cell>
          <table:table-cell office:value-type="string">
            <text:p>Connector_PinHeader_2.54mm:PinHeader_2x02_P2.54mm_Vertica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R1, R2</text:p>
          </table:table-cell>
          <table:table-cell office:value-type="string">
            <text:p>3k3</text:p>
          </table:table-cell>
          <table:table-cell office:value-type="string">
            <text:p>Device:R</text:p>
          </table:table-cell>
          <table:table-cell office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4k7</text:p>
          </table:table-cell>
          <table:table-cell office:value-type="string">
            <text:p>Device:R</text:p>
          </table:table-cell>
          <table:table-cell office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LM7805_TO220</text:p>
          </table:table-cell>
          <table:table-cell office:value-type="string">
            <text:p>Regulator_Linear:LM7805_TO220</text:p>
          </table:table-cell>
          <table:table-cell office:value-type="string">
            <text:p>Package_TO_SOT_THT:TO-220-3_Horizontal_TabDow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8">2021-08-08</text:date>, <text:time>21:20:4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1-08-08T21:20:42.83</dc:date>
    <meta:editing-duration>PT1M58S</meta:editing-duration>
    <meta:editing-cycles>1</meta:editing-cycles>
    <meta:document-statistic meta:table-count="1" meta:cell-count="92" meta:object-count="0"/>
  </office:meta>
</office:document-meta>
</file>